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332" officeooo:paragraph-rsid="000c6332"/>
    </style:style>
    <style:style style:name="P2" style:family="paragraph" style:parent-style-name="Standard">
      <style:text-properties officeooo:rsid="000d8dd6" officeooo:paragraph-rsid="000d8dd6"/>
    </style:style>
    <style:style style:name="T1" style:family="text">
      <style:text-properties officeooo:rsid="000f8931"/>
    </style:style>
    <style:style style:name="T2" style:family="text">
      <style:text-properties officeooo:rsid="00115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</text:p>
      <text:p text:style-name="P1"/>
      <text:p text:style-name="P1">a estrutura condicional if </text:p>
      <text:p text:style-name="P2">o que são estruturas condicionais </text:p>
      <text:p text:style-name="P2"/>
      <text:p text:style-name="P2">estrutura condicional </text:p>
      <text:p text:style-name="P2">-<text:span text:style-name="T1">nos permite dizer ao computador para tomar uma decisão, </text:span><text:span text:style-name="T2">com base em respectivos resultados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08:27:32.461000000</meta:creation-date>
    <dc:date>2024-01-22T11:49:21.991000000</dc:date>
    <meta:editing-duration>PT3H21M47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5" meta:word-count="27" meta:character-count="182" meta:non-whitespace-character-count="157"/>
  </office:meta>
</office:document-meta>
</file>